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MSFTPEntryParser.VMSFTPEntryParser( boolean versio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MSFTPEntryParser.VMS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FTPEntryParser.parseFTPEntry( String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